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officeooo:paragraph-rsid="0021021c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4">
      <style:text-properties officeooo:paragraph-rsid="001493f0"/>
    </style:style>
    <style:style style:name="P10" style:family="paragraph" style:parent-style-name="Heading_20_3">
      <style:text-properties officeooo:paragraph-rsid="001493f0"/>
    </style:style>
    <style:style style:name="P11" style:family="paragraph" style:parent-style-name="Heading_20_4">
      <style:paragraph-properties fo:keep-with-next="always"/>
      <style:text-properties officeooo:paragraph-rsid="0021021c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officeooo:paragraph-rsid="001493f0"/>
    </style:style>
    <style:style style:name="P13" style:family="paragraph" style:parent-style-name="Heading_20_1">
      <style:paragraph-properties fo:break-before="page"/>
      <style:text-properties officeooo:paragraph-rsid="00200ddc"/>
    </style:style>
    <style:style style:name="P14" style:family="paragraph" style:parent-style-name="Heading_20_3">
      <style:text-properties officeooo:paragraph-rsid="00200ddc"/>
    </style:style>
    <style:style style:name="P15" style:family="paragraph" style:parent-style-name="Heading_20_4">
      <style:text-properties officeooo:paragraph-rsid="00200ddc"/>
    </style:style>
    <style:style style:name="P16" style:family="paragraph" style:parent-style-name="Text_20_body" style:list-style-name="L5">
      <style:paragraph-properties fo:margin-top="0in" fo:margin-bottom="0in" style:contextual-spacing="false"/>
      <style:text-properties officeooo:paragraph-rsid="00200ddc"/>
    </style:style>
    <style:style style:name="P17" style:family="paragraph" style:parent-style-name="Text_20_body" style:list-style-name="L5">
      <style:text-properties officeooo:paragraph-rsid="00200ddc"/>
    </style:style>
    <style:style style:name="P18" style:family="paragraph" style:parent-style-name="Text_20_body" style:list-style-name="L6">
      <style:paragraph-properties fo:margin-top="0in" fo:margin-bottom="0in" style:contextual-spacing="false"/>
      <style:text-properties officeooo:paragraph-rsid="00200ddc"/>
    </style:style>
    <style:style style:name="P19" style:family="paragraph" style:parent-style-name="Text_20_body" style:list-style-name="L6">
      <style:text-properties officeooo:paragraph-rsid="00200ddc"/>
    </style:style>
    <style:style style:name="P20" style:family="paragraph" style:parent-style-name="Text_20_body" style:list-style-name="L7">
      <style:paragraph-properties fo:margin-top="0in" fo:margin-bottom="0in" style:contextual-spacing="false"/>
      <style:text-properties officeooo:paragraph-rsid="00200ddc"/>
    </style:style>
    <style:style style:name="P21" style:family="paragraph" style:parent-style-name="Text_20_body" style:list-style-name="L7">
      <style:text-properties officeooo:paragraph-rsid="00200ddc"/>
    </style:style>
    <style:style style:name="P22" style:family="paragraph" style:parent-style-name="Text_20_body" style:list-style-name="L8">
      <style:paragraph-properties fo:margin-top="0in" fo:margin-bottom="0in" style:contextual-spacing="false"/>
      <style:text-properties officeooo:paragraph-rsid="00200ddc"/>
    </style:style>
    <style:style style:name="P23" style:family="paragraph" style:parent-style-name="Text_20_body" style:list-style-name="L8">
      <style:text-properties officeooo:paragraph-rsid="00200ddc"/>
    </style:style>
    <style:style style:name="P24" style:family="paragraph" style:parent-style-name="Text_20_body" style:list-style-name="L9">
      <style:paragraph-properties fo:margin-top="0in" fo:margin-bottom="0in" style:contextual-spacing="false"/>
      <style:text-properties officeooo:paragraph-rsid="00200ddc"/>
    </style:style>
    <style:style style:name="P25" style:family="paragraph" style:parent-style-name="Text_20_body" style:list-style-name="L9">
      <style:text-properties officeooo:paragraph-rsid="00200ddc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Text_20_body" style:list-style-name="L10">
      <style:paragraph-properties fo:margin-top="0in" fo:margin-bottom="0in" style:contextual-spacing="false"/>
    </style:style>
    <style:style style:name="P28" style:family="paragraph" style:parent-style-name="Text_20_body" style:list-style-name="L10"/>
    <style:style style:name="P29" style:family="paragraph" style:parent-style-name="Text_20_body" style:list-style-name="L11">
      <style:paragraph-properties fo:margin-top="0in" fo:margin-bottom="0in" style:contextual-spacing="false"/>
    </style:style>
    <style:style style:name="P30" style:family="paragraph" style:parent-style-name="Text_20_body" style:list-style-name="L11"/>
    <style:style style:name="P31" style:family="paragraph" style:parent-style-name="Text_20_body" style:list-style-name="L12">
      <style:paragraph-properties fo:margin-top="0in" fo:margin-bottom="0in" style:contextual-spacing="false"/>
    </style:style>
    <style:style style:name="P32" style:family="paragraph" style:parent-style-name="Text_20_body" style:list-style-name="L12"/>
    <style:style style:name="P33" style:family="paragraph" style:parent-style-name="Text_20_body" style:list-style-name="L13">
      <style:paragraph-properties fo:margin-top="0in" fo:margin-bottom="0in" style:contextual-spacing="false"/>
      <style:text-properties officeooo:paragraph-rsid="00200ddc"/>
    </style:style>
    <style:style style:name="P34" style:family="paragraph" style:parent-style-name="Text_20_body" style:list-style-name="L13"/>
    <style:style style:name="P35" style:family="paragraph" style:parent-style-name="Text_20_body">
      <style:text-properties officeooo:paragraph-rsid="0021021c"/>
    </style:style>
    <style:style style:name="P36" style:family="paragraph" style:parent-style-name="Text_20_body" style:list-style-name="L14">
      <style:paragraph-properties fo:margin-top="0in" fo:margin-bottom="0in" style:contextual-spacing="false"/>
      <style:text-properties officeooo:paragraph-rsid="0021021c"/>
    </style:style>
    <style:style style:name="P37" style:family="paragraph" style:parent-style-name="Text_20_body" style:list-style-name="L14">
      <style:text-properties officeooo:paragraph-rsid="0021021c"/>
    </style:style>
    <style:style style:name="P38" style:family="paragraph" style:parent-style-name="Text_20_body" style:list-style-name="L15">
      <style:paragraph-properties fo:margin-top="0in" fo:margin-bottom="0in" style:contextual-spacing="false"/>
      <style:text-properties officeooo:paragraph-rsid="00200ddc"/>
    </style:style>
    <style:style style:name="P39" style:family="paragraph" style:parent-style-name="Text_20_body" style:list-style-name="L15">
      <style:text-properties officeooo:paragraph-rsid="00200ddc"/>
    </style:style>
    <style:style style:name="P40" style:family="paragraph" style:parent-style-name="Text_20_body">
      <style:text-properties officeooo:paragraph-rsid="00200ddc"/>
    </style:style>
    <style:style style:name="P41" style:family="paragraph" style:parent-style-name="Text_20_body" style:list-style-name="L16">
      <style:paragraph-properties fo:margin-top="0in" fo:margin-bottom="0in" style:contextual-spacing="false"/>
      <style:text-properties officeooo:paragraph-rsid="00200ddc"/>
    </style:style>
    <style:style style:name="P42" style:family="paragraph" style:parent-style-name="Text_20_body" style:list-style-name="L16">
      <style:text-properties officeooo:paragraph-rsid="00200ddc"/>
    </style:style>
    <style:style style:name="P43" style:family="paragraph" style:parent-style-name="Text_20_body" style:list-style-name="L17">
      <style:paragraph-properties fo:margin-top="0in" fo:margin-bottom="0in" style:contextual-spacing="false"/>
      <style:text-properties officeooo:paragraph-rsid="00200ddc"/>
    </style:style>
    <style:style style:name="P44" style:family="paragraph" style:parent-style-name="Text_20_body" style:list-style-name="L17">
      <style:text-properties officeooo:paragraph-rsid="00200ddc"/>
    </style:style>
    <style:style style:name="P45" style:family="paragraph" style:parent-style-name="Text_20_body" style:list-style-name="L18">
      <style:paragraph-properties fo:margin-top="0in" fo:margin-bottom="0in" style:contextual-spacing="false"/>
      <style:text-properties officeooo:paragraph-rsid="00200ddc"/>
    </style:style>
    <style:style style:name="P46" style:family="paragraph" style:parent-style-name="Text_20_body" style:list-style-name="L18">
      <style:text-properties officeooo:paragraph-rsid="00200ddc"/>
    </style:style>
    <style:style style:name="P47" style:family="paragraph" style:parent-style-name="Text_20_body" style:list-style-name="L19">
      <style:paragraph-properties fo:margin-top="0in" fo:margin-bottom="0in" style:contextual-spacing="false"/>
      <style:text-properties officeooo:paragraph-rsid="0021021c"/>
    </style:style>
    <style:style style:name="P48" style:family="paragraph" style:parent-style-name="Text_20_body" style:list-style-name="L19">
      <style:text-properties officeooo:paragraph-rsid="0021021c"/>
    </style:style>
    <style:style style:name="T1" style:family="text">
      <style:text-properties fo:font-family="Cantarell" style:font-pitch="variable"/>
    </style:style>
    <style:style style:name="T2" style:family="text">
      <style:text-properties fo:font-family="Cantarell" style:font-pitch="variable" officeooo:rsid="00200ddc"/>
    </style:style>
    <style:style style:name="T3" style:family="text">
      <style:text-properties fo:font-family="Cantarell" style:font-pitch="variable" officeooo:rsid="0021021c"/>
    </style:style>
    <style:style style:name="T4" style:family="text">
      <style:text-properties style:text-line-through-style="solid" style:text-line-through-type="single" fo:font-family="Cantarell" style:font-pitch="variable"/>
    </style:style>
    <style:style style:name="T5" style:family="text">
      <style:text-properties fo:font-family="Cantarell" style:font-pitch="variable" officeooo:rsid="00189573"/>
    </style:style>
    <style:style style:name="T6" style:family="text">
      <style:text-properties fo:font-family="Cantarell" style:font-pitch="variable" officeooo:rsid="0015deb3"/>
    </style:style>
    <style:style style:name="T7" style:family="text">
      <style:text-properties fo:font-family="Cantarell" style:font-pitch="variable" officeooo:rsid="001c30cb"/>
    </style:style>
    <style:style style:name="T8" style:family="text">
      <style:text-properties fo:font-family="Cantarell" style:font-pitch="variable" officeooo:rsid="001493f0"/>
    </style:style>
    <style:style style:name="T9" style:family="text">
      <style:text-properties fo:font-family="Cantarell" style:font-pitch="variable" officeooo:rsid="00227f6f"/>
    </style:style>
    <style:style style:name="T10" style:family="text">
      <style:text-properties fo:font-family="Cantarell" style:font-pitch="variable" officeooo:rsid="0018f145"/>
    </style:style>
    <style:style style:name="T11" style:family="text">
      <style:text-properties fo:font-family="Cantarell" style:font-pitch="variable" officeooo:rsid="001ab086"/>
    </style:style>
    <style:style style:name="T12" style:family="text">
      <style:text-properties officeooo:rsid="001ab086"/>
    </style:style>
    <style:style style:name="T13" style:family="text">
      <style:text-properties fo:font-family="Cantarell" style:font-pitch="variable" officeooo:rsid="0021e4a5"/>
    </style:style>
    <style:style style:name="T14" style:family="text">
      <style:text-properties fo:font-family="Cantarell" style:font-pitch="variable" officeooo:rsid="001ca4d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<text:span text:style-name="T1">🛡️ </text:span></text:span><text:span text:style-name="Strong_20_Emphasis"><text:span text:style-name="T2">Sunspire Dominion - <text:s/></text:span></text:span><text:span text:style-name="Strong_20_Emphasis"><text:span text:style-name="T1">Units &amp; Abilities</text:span></text:span></text:h>
      <text:h text:style-name="Heading_20_3" text:outline-level="3"><text:span text:style-name="Strong_20_Emphasis"><text:span text:style-name="T1">⚔️ STR Units</text:span></text:span></text:h>
      <text:h text:style-name="P1" text:outline-level="4"><text:span text:style-name="Strong_20_Emphasis"><text:span text:style-name="T3">(E) </text:span></text:span><text:span text:style-name="Strong_20_Emphasis"><text:span text:style-name="T1">Knight (STR-CON)</text:span></text:span></text:h>
      <text:list text:style-name="L1">
        <text:list-item>
          <text:p text:style-name="P2"><text:span text:style-name="Strong_20_Emphasis"><text:span text:style-name="T1">Thunderous Charge</text:span></text:span><text:span text:style-name="T1"> – AoE attack that </text:span><text:span text:style-name="Strong_20_Emphasis"><text:span text:style-name="T1">stuns all targets</text:span></text:span><text:span text:style-name="T1"> and </text:span><text:span text:style-name="Strong_20_Emphasis"><text:span text:style-name="T1">reduces their DEX by 2 for 3 turns</text:span></text:span><text:span text:style-name="T1">. </text:span><text:span text:style-name="Emphasis"><text:span text:style-name="T1">(Cooldown: 10)</text:span></text:span><text:span text:style-name="T1"> </text:span></text:p>
        </text:list-item>
        <text:list-item>
          <text:p text:style-name="P3"><text:span text:style-name="Strong_20_Emphasis"><text:span text:style-name="T1">Crushing Blow</text:span></text:span><text:span text:style-name="T1"> – </text:span><text:span text:style-name="Strong_20_Emphasis"><text:span text:style-name="T1">Deals 3×STR as damage</text:span></text:span><text:span text:style-name="T4"> and </text:span><text:span text:style-name="Strong_20_Emphasis"><text:span text:style-name="T4">inflicts Bleeding</text:span></text:span><text:span text:style-name="T4">.</text:span><text:span text:style-name="T1"> </text:span><text:span text:style-name="Emphasis"><text:span text:style-name="T1">(Cooldown: 3)</text:span></text:span><text:span text:style-name="T1"> </text:span></text:p>
        </text:list-item>
      </text:list>
      <text:h text:style-name="Heading_20_3" text:outline-level="3"><text:span text:style-name="Strong_20_Emphasis"><text:span text:style-name="T1">🏹 DEX Units</text:span></text:span></text:h>
      <text:h text:style-name="P1" text:outline-level="4"><text:span text:style-name="Strong_20_Emphasis"><text:span text:style-name="T3">(E) </text:span></text:span><text:span text:style-name="Strong_20_Emphasis"><text:span text:style-name="T1">Runeblade (DEX-INT)</text:span></text:span></text:h>
      <text:list text:style-name="L2">
        <text:list-item>
          <text:p text:style-name="P4"><text:span text:style-name="Strong_20_Emphasis"><text:span text:style-name="T1">Protective Shield</text:span></text:span><text:span text:style-name="T1"> – </text:span><text:span text:style-name="Strong_20_Emphasis"><text:span text:style-name="T1">Grants a 30 HP shield</text:span></text:span><text:span text:style-name="T1"> on self. </text:span><text:span text:style-name="Emphasis"><text:span text:style-name="T1">(Cooldown: 3)</text:span></text:span><text:span text:style-name="T1"> </text:span></text:p>
        </text:list-item>
        <text:list-item>
          <text:p text:style-name="P5"><text:span text:style-name="Strong_20_Emphasis"><text:span text:style-name="T1">Arcane Strike</text:span></text:span><text:span text:style-name="T1"> – </text:span><text:span text:style-name="Strong_20_Emphasis"><text:span text:style-name="T1">Deals </text:span></text:span><text:span text:style-name="Strong_20_Emphasis"><text:span text:style-name="T5">DEX</text:span></text:span><text:span text:style-name="Strong_20_Emphasis"><text:span text:style-name="T1">×</text:span></text:span><text:span text:style-name="Strong_20_Emphasis"><text:span text:style-name="T5">3 as</text:span></text:span><text:span text:style-name="Strong_20_Emphasis"><text:span text:style-name="T1"> damage </text:span></text:span><text:span text:style-name="Strong_20_Emphasis"><text:span text:style-name="T5">and inflicts poison</text:span></text:span><text:span text:style-name="T1">. </text:span><text:span text:style-name="Emphasis"><text:span text:style-name="T1">(Cooldown: 3)</text:span></text:span><text:span text:style-name="T1"> </text:span></text:p>
        </text:list-item>
      </text:list>
      <text:h text:style-name="Heading_20_3" text:outline-level="3"><text:bookmark-start text:name="__DdeLink__1_2473633305"/><text:span text:style-name="Strong_20_Emphasis"><text:span text:style-name="T1">🔮 INT Units</text:span></text:span><text:bookmark-end text:name="__DdeLink__1_2473633305"/></text:h>
      <text:h text:style-name="P1" text:outline-level="4"><text:span text:style-name="Strong_20_Emphasis"><text:span text:style-name="T3">(E) </text:span></text:span><text:span text:style-name="Strong_20_Emphasis"><text:span text:style-name="T1">Wizard (INT-WIS)</text:span></text:span></text:h>
      <text:list text:style-name="L3">
        <text:list-item>
          <text:p text:style-name="P6"><text:span text:style-name="Strong_20_Emphasis"><text:span text:style-name="T1">Arcane Weakness</text:span></text:span><text:span text:style-name="T1"> – </text:span><text:span text:style-name="Strong_20_Emphasis"><text:span text:style-name="T1">AoE dealing 3×INT damage</text:span></text:span><text:span text:style-name="T1">, </text:span><text:span text:style-name="Strong_20_Emphasis"><text:span text:style-name="T1">reduces target INT by 2</text:span></text:span><text:span text:style-name="T1">, and </text:span><text:span text:style-name="Strong_20_Emphasis"><text:span text:style-name="T1">reduces healing received by 50%</text:span></text:span><text:span text:style-name="T1">. </text:span><text:span text:style-name="Emphasis"><text:span text:style-name="T1">(Cooldown: 5)</text:span></text:span><text:span text:style-name="T1"> </text:span></text:p>
        </text:list-item>
        <text:list-item>
          <text:p text:style-name="P7"><text:span text:style-name="Strong_20_Emphasis"><text:span text:style-name="T1">Arcane Flame</text:span></text:span><text:span text:style-name="T1"> – </text:span><text:span text:style-name="Strong_20_Emphasis"><text:span text:style-name="T1">Deals 2×INT damage and inflicts Manaburn</text:span></text:span><text:span text:style-name="T1">. </text:span><text:span text:style-name="Emphasis"><text:span text:style-name="T1">(Cooldown: 5)</text:span></text:span><text:span text:style-name="T1"> </text:span></text:p>
        </text:list-item>
      </text:list>
      <text:h text:style-name="Heading_20_3" text:outline-level="3"><text:span text:style-name="Strong_20_Emphasis"><text:span text:style-name="T1">🛡️ WIS Units</text:span></text:span></text:h>
      <text:h text:style-name="P1" text:outline-level="4"><text:span text:style-name="Strong_20_Emphasis"><text:span text:style-name="T3">(E) </text:span></text:span><text:span text:style-name="Strong_20_Emphasis"><text:span text:style-name="T1">Priestess (WIS-INT)</text:span></text:span></text:h>
      <text:list text:style-name="L4">
        <text:list-item>
          <text:p text:style-name="P8"><text:span text:style-name="Strong_20_Emphasis"><text:span text:style-name="T1">Divine Heal</text:span></text:span><text:span text:style-name="T1"> – </text:span><text:span text:style-name="T6">Dispels target, </text:span><text:span text:style-name="Strong_20_Emphasis"><text:span text:style-name="T1">Heals target for 2×WIS and grants 1</text:span></text:span><text:span text:style-name="Strong_20_Emphasis"><text:span text:style-name="T7">0</text:span></text:span><text:span text:style-name="Strong_20_Emphasis"><text:span text:style-name="T1"> HP regen for 3 turns</text:span></text:span><text:span text:style-name="T1">. </text:span><text:span text:style-name="Emphasis"><text:span text:style-name="T1">(Cooldown: 3)</text:span></text:span><text:span text:style-name="T1"> </text:span></text:p>
        </text:list-item>
        <text:list-item>
          <text:p text:style-name="P9"><text:span text:style-name="Strong_20_Emphasis"><text:span text:style-name="T1">Sacred </text:span></text:span><text:span text:style-name="Strong_20_Emphasis"><text:span text:style-name="T7">Shield</text:span></text:span><text:span text:style-name="T1"> – </text:span><text:span text:style-name="Strong_20_Emphasis"><text:span text:style-name="T1">Applies a </text:span></text:span><text:span text:style-name="Strong_20_Emphasis"><text:span text:style-name="T5">shield </text:span></text:span><text:span text:style-name="Strong_20_Emphasis"><text:span text:style-name="T1">on an ally with HP equal to </text:span></text:span><text:span text:style-name="Strong_20_Emphasis"><text:span text:style-name="T7">2</text:span></text:span><text:span text:style-name="Strong_20_Emphasis"><text:span text:style-name="T1">×WIS</text:span></text:span><text:span text:style-name="T1">. </text:span><text:span text:style-name="Emphasis"><text:span text:style-name="T1">(Cooldown: 5)</text:span></text:span><text:span text:style-name="T1"> </text:span></text:p>
        </text:list-item>
      </text:list>
      <text:h text:style-name="P10" text:outline-level="3"><text:span text:style-name="Strong_20_Emphasis"><text:span text:style-name="T8">💪 CON</text:span></text:span><text:span text:style-name="Strong_20_Emphasis"><text:span text:style-name="T1"> Units</text:span></text:span></text:h>
      <text:h text:style-name="P11" text:outline-level="4"><text:span text:style-name="Strong_20_Emphasis"><text:span text:style-name="T3">(E) </text:span></text:span><text:span text:style-name="Strong_20_Emphasis"><text:span text:style-name="T1">Oathsworn (CON-STR)</text:span></text:span></text:h>
      <text:list text:continue-numbering="true" text:style-name="L4">
        <text:list-item>
          <text:p text:style-name="P12"><text:span text:style-name="Strong_20_Emphasis"><text:span text:style-name="T1">Vow of Retribution</text:span></text:span><text:span text:style-name="T1"> – </text:span><text:span text:style-name="Strong_20_Emphasis"><text:span text:style-name="T1">Increases CON by 5</text:span></text:span><text:span text:style-name="T1"> for </text:span><text:span text:style-name="Strong_20_Emphasis"><text:span text:style-name="T1">1 turn</text:span></text:span><text:span text:style-name="T1">, </text:span><text:span text:style-name="Strong_20_Emphasis"><text:span text:style-name="T1">reflects 25% of damage received</text:span></text:span><text:span text:style-name="T1">, and grants </text:span><text:span text:style-name="Strong_20_Emphasis"><text:span text:style-name="T1">20 HP regen per turn</text:span></text:span><text:span text:style-name="T1">. </text:span><text:span text:style-name="Emphasis"><text:span text:style-name="T1">(Cooldown: 3)</text:span></text:span><text:span text:style-name="T1"> </text:span></text:p>
        </text:list-item>
        <text:list-item>
          <text:p text:style-name="P9"><text:span text:style-name="Strong_20_Emphasis"><text:span text:style-name="T1">Retribution Strike</text:span></text:span><text:span text:style-name="T1"> – </text:span><text:span text:style-name="Strong_20_Emphasis"><text:span text:style-name="T1">Deals 20% of current HP as additional damage</text:span></text:span><text:span text:style-name="T1"> in addition to a normal attack. <text:s/></text:span><text:span text:style-name="T5">Inflicts Hemorrhage</text:span><text:span text:style-name="Emphasis"><text:span text:style-name="T1">(Cooldown: 5)</text:span></text:span><text:span text:style-name="T1"> </text:span></text:p>
        </text:list-item>
      </text:list>
      <text:h text:style-name="P13" text:outline-level="1"><text:span text:style-name="Strong_20_Emphasis"><text:span text:style-name="T1">🛡️ </text:span></text:span><text:span text:style-name="Strong_20_Emphasis"><text:span text:style-name="T3">Isaroth </text:span></text:span><text:span text:style-name="Strong_20_Emphasis"><text:span text:style-name="T9">Empire</text:span></text:span><text:span text:style-name="Strong_20_Emphasis"><text:span text:style-name="T2"> - <text:s/></text:span></text:span><text:span text:style-name="Strong_20_Emphasis"><text:span text:style-name="T1">Units &amp; Abilities</text:span></text:span></text:h>
      <text:h text:style-name="P14" text:outline-level="3"><text:span text:style-name="Strong_20_Emphasis"><text:span text:style-name="T1">⚔️ STR Units</text:span></text:span></text:h>
      <text:h text:style-name="P15" text:outline-level="4"><text:span text:style-name="Strong_20_Emphasis"><text:span text:style-name="T3">(E) </text:span></text:span><text:span text:style-name="Strong_20_Emphasis"><text:span text:style-name="T1">Heavy Infantry (STR-CON)</text:span></text:span></text:h>
      <text:list text:style-name="L5">
        <text:list-item>
          <text:p text:style-name="P16"><text:span text:style-name="Strong_20_Emphasis"><text:span text:style-name="T1">Battle Formation</text:span></text:span><text:span text:style-name="T1"> – </text:span><text:span text:style-name="Strong_20_Emphasis"><text:span text:style-name="T1">All allies take 20% less damage</text:span></text:span><text:span text:style-name="T1"> for </text:span><text:span text:style-name="Strong_20_Emphasis"><text:span text:style-name="T1">2 turns</text:span></text:span><text:span text:style-name="T1">. </text:span><text:span text:style-name="Emphasis"><text:span text:style-name="T1">(Cooldown: 5)</text:span></text:span><text:span text:style-name="T1"> </text:span></text:p>
        </text:list-item>
        <text:list-item>
          <text:p text:style-name="P17"><text:span text:style-name="Strong_20_Emphasis"><text:span text:style-name="T1">Piercing Strike</text:span></text:span><text:span text:style-name="T1"> – </text:span><text:span text:style-name="Strong_20_Emphasis"><text:span text:style-name="T1">Deals normal attack damage </text:span></text:span><text:span text:style-name="Strong_20_Emphasis"><text:span text:style-name="T4">and inflicts Bleeding</text:span></text:span><text:span text:style-name="T4">. </text:span><text:span text:style-name="Emphasis"><text:span text:style-name="T1">(Cooldown: 5)</text:span></text:span><text:span text:style-name="T1"> </text:span></text:p>
        </text:list-item>
      </text:list>
      <text:h text:style-name="P14" text:outline-level="3"><text:span text:style-name="Strong_20_Emphasis"><text:span text:style-name="T1">🏹 DEX Units</text:span></text:span></text:h>
      <text:h text:style-name="P1" text:outline-level="4"><text:span text:style-name="Strong_20_Emphasis"><text:span text:style-name="T3">(E) </text:span></text:span><text:span text:style-name="Strong_20_Emphasis"><text:span text:style-name="T1">Umbral Vanguard (DEX-STR)</text:span></text:span></text:h>
      <text:list text:style-name="L6">
        <text:list-item>
          <text:p text:style-name="P18"><text:span text:style-name="Strong_20_Emphasis"><text:span text:style-name="T1">Assassination Strike</text:span></text:span><text:span text:style-name="T1"> – </text:span><text:span text:style-name="Strong_20_Emphasis"><text:span text:style-name="T1">Deals 2×DEX damage and inflicts </text:span></text:span><text:span text:style-name="Strong_20_Emphasis"><text:span text:style-name="T5">Bleeding</text:span></text:span><text:span text:style-name="T1">. </text:span><text:span text:style-name="Emphasis"><text:span text:style-name="T1">(Cooldown: 5)</text:span></text:span><text:span text:style-name="T1"> </text:span></text:p>
        </text:list-item>
        <text:list-item>
          <text:p text:style-name="P19"><text:span text:style-name="Strong_20_Emphasis"><text:span text:style-name="T1">Coup De Grâce</text:span></text:span><text:span text:style-name="T1"> – </text:span><text:span text:style-name="Strong_20_Emphasis"><text:span text:style-name="T1">Deals 3×DEX damage and bypasses 50% of target’s physical resistance.</text:span></text:span><text:span text:style-name="Emphasis"><text:span text:style-name="T1">(Cooldown: 5)</text:span></text:span><text:span text:style-name="T1"> </text:span></text:p>
        </text:list-item>
      </text:list>
      <text:h text:style-name="P14" text:outline-level="3"><text:bookmark-start text:name="__DdeLink__1_2473633305 Copy 3"/><text:span text:style-name="Strong_20_Emphasis"><text:span text:style-name="T1">🔮 INT Units</text:span></text:span><text:bookmark-end text:name="__DdeLink__1_2473633305 Copy 3"/></text:h>
      <text:h text:style-name="P1" text:outline-level="4"><text:span text:style-name="Strong_20_Emphasis"><text:span text:style-name="T3">(E) </text:span></text:span><text:span text:style-name="Strong_20_Emphasis"><text:span text:style-name="T1">Battle Mage (INT-STR)</text:span></text:span></text:h>
      <text:list text:style-name="L7">
        <text:list-item>
          <text:p text:style-name="P20"><text:span text:style-name="Strong_20_Emphasis"><text:span text:style-name="T1">Arcane Blast</text:span></text:span><text:span text:style-name="T1"> – </text:span><text:span text:style-name="Strong_20_Emphasis"><text:span text:style-name="T1">AoE attack that deals normal attack damage to all targets and inflicts Manaburn</text:span></text:span><text:span text:style-name="T1">. </text:span><text:span text:style-name="Emphasis"><text:span text:style-name="T1">(Cooldown: 7)</text:span></text:span><text:span text:style-name="T1"> </text:span></text:p>
        </text:list-item>
        <text:list-item>
          <text:p text:style-name="P21"><text:span text:style-name="Strong_20_Emphasis"><text:span text:style-name="T1">Power Surge</text:span></text:span><text:span text:style-name="T1"> – </text:span><text:span text:style-name="Strong_20_Emphasis"><text:span text:style-name="T1">Target takes 25% more damage for 3 turns</text:span></text:span><text:span text:style-name="T1">. </text:span><text:span text:style-name="Emphasis"><text:span text:style-name="T1">(Cooldown: 3)</text:span></text:span><text:span text:style-name="T1"> </text:span></text:p>
        </text:list-item>
      </text:list>
      <text:h text:style-name="P14" text:outline-level="3"><text:span text:style-name="Strong_20_Emphasis"><text:span text:style-name="T1">🛡️ WIS Units</text:span></text:span></text:h>
      <text:h text:style-name="P1" text:outline-level="4"><text:span text:style-name="Strong_20_Emphasis"><text:span text:style-name="T3">(E) </text:span></text:span><text:span text:style-name="Strong_20_Emphasis"><text:span text:style-name="T1">Paladin (WIS-STR)</text:span></text:span></text:h>
      <text:list text:style-name="L8">
        <text:list-item>
          <text:p text:style-name="P22"><text:span text:style-name="Strong_20_Emphasis"><text:span text:style-name="T1">Withering Strike</text:span></text:span><text:span text:style-name="T1"> – </text:span><text:span text:style-name="Strong_20_Emphasis"><text:span text:style-name="T1">Deals 3×WIS damage and inflicts Withering</text:span></text:span><text:span text:style-name="T1">. </text:span><text:span text:style-name="Emphasis"><text:span text:style-name="T1">(Cooldown: 5)</text:span></text:span><text:span text:style-name="T1"> </text:span></text:p>
        </text:list-item>
        <text:list-item>
          <text:p text:style-name="P23"><text:span text:style-name="Strong_20_Emphasis"><text:span text:style-name="T1">Paladin’s </text:span></text:span><text:span text:style-name="Strong_20_Emphasis"><text:span text:style-name="T10">Blessing</text:span></text:span><text:span text:style-name="T1">– </text:span><text:span text:style-name="T10">Gives 10% Damage reduction and 10 HP regen for 3 turns</text:span><text:span text:style-name="T1"> </text:span><text:span text:style-name="Emphasis"><text:span text:style-name="T1">(Cooldown: 3)</text:span></text:span><text:span text:style-name="T1"> </text:span></text:p>
        </text:list-item>
      </text:list>
      <text:h text:style-name="P14" text:outline-level="3"><text:span text:style-name="Strong_20_Emphasis"><text:span text:style-name="T8">💪 CON</text:span></text:span><text:span text:style-name="Strong_20_Emphasis"><text:span text:style-name="T1"> Units</text:span></text:span></text:h>
      <text:h text:style-name="P11" text:outline-level="4"><text:span text:style-name="Strong_20_Emphasis"><text:span text:style-name="T3">(E) </text:span></text:span><text:span text:style-name="Strong_20_Emphasis"><text:span text:style-name="T1">Berserker (CON-STR)</text:span></text:span></text:h>
      <text:list text:style-name="L9">
        <text:list-item>
          <text:p text:style-name="P24"><text:span text:style-name="Strong_20_Emphasis"><text:span text:style-name="T1">Charge</text:span></text:span><text:span text:style-name="T1"> – </text:span><text:span text:style-name="Strong_20_Emphasis"><text:span text:style-name="T1">Stuns the target for 1 turn</text:span></text:span><text:span text:style-name="T1">, </text:span><text:span text:style-name="Strong_20_Emphasis"><text:span text:style-name="T1">deals normal attack damage</text:span></text:span><text:span text:style-name="T1">, and </text:span><text:span text:style-name="Strong_20_Emphasis"><text:span text:style-name="T1">inflicts </text:span></text:span><text:span text:style-name="Strong_20_Emphasis"><text:span text:style-name="T5">Bleeding</text:span></text:span><text:span text:style-name="T1">. </text:span><text:span text:style-name="Emphasis"><text:span text:style-name="T1">(Cooldown: </text:span></text:span><text:span text:style-name="Emphasis"><text:span text:style-name="T11">3</text:span></text:span><text:span text:style-name="Emphasis"><text:span text:style-name="T1">)</text:span></text:span><text:span text:style-name="T1"> </text:span></text:p>
        </text:list-item>
        <text:list-item>
          <text:p text:style-name="P25"><text:span text:style-name="Strong_20_Emphasis">Executioner’s Wrath</text:span> – <text:span text:style-name="Strong_20_Emphasis">Deals 2×CON damage + </text:span><text:span text:style-name="Strong_20_Emphasis"><text:span text:style-name="T12">2</text:span></text:span><text:span text:style-name="Strong_20_Emphasis">5% of the target’s missing HP</text:span>. <text:span text:style-name="Emphasis">(Cooldown: 3)</text:span> </text:p>
        </text:list-item>
      </text:list>
      <text:h text:style-name="P26" text:outline-level="1"><text:span text:style-name="Strong_20_Emphasis"><text:span text:style-name="T1">💀 </text:span></text:span><text:span text:style-name="Strong_20_Emphasis"><text:span text:style-name="T13">Ember Throne -</text:span></text:span><text:span text:style-name="Strong_20_Emphasis"><text:span text:style-name="T1"> Units &amp; Abilities</text:span></text:span></text:h>
      <text:h text:style-name="Heading_20_3" text:outline-level="3"><text:span text:style-name="Strong_20_Emphasis"><text:span text:style-name="T1">⚔️ STR Units</text:span></text:span></text:h>
      <text:h text:style-name="Heading_20_4" text:outline-level="4"><text:span text:style-name="Strong_20_Emphasis"><text:span text:style-name="T1">Scorcher Demon (STR-INT)</text:span></text:span></text:h>
      <text:list text:style-name="L10">
        <text:list-item>
          <text:p text:style-name="P27"><text:span text:style-name="Strong_20_Emphasis"><text:span text:style-name="T1">Infernal Cleave</text:span></text:span><text:span text:style-name="T1"> – </text:span><text:span text:style-name="Strong_20_Emphasis"><text:span text:style-name="T1">AoE dealing normal attack damage to all enemies</text:span></text:span><text:span text:style-name="T1">. </text:span><text:span text:style-name="Emphasis"><text:span text:style-name="T1">(Cooldown: 3)</text:span></text:span><text:span text:style-name="T1"> </text:span></text:p>
        </text:list-item>
        <text:list-item>
          <text:p text:style-name="P28"><text:span text:style-name="Strong_20_Emphasis"><text:span text:style-name="T1">Flame Rend</text:span></text:span><text:span text:style-name="T1"> – </text:span><text:span text:style-name="Strong_20_Emphasis"><text:span text:style-name="T1">Deals 3×STR damage and inflicts a debuff that increases target’s damage taken by 25% for 3 turns</text:span></text:span><text:span text:style-name="T1">. </text:span><text:span text:style-name="Emphasis"><text:span text:style-name="T1">(Cooldown: 3)</text:span></text:span><text:span text:style-name="T1"> </text:span></text:p>
        </text:list-item>
      </text:list>
      <text:h text:style-name="Heading_20_3" text:outline-level="3"><text:span text:style-name="Strong_20_Emphasis"><text:span text:style-name="T1">🏹 DEX Units</text:span></text:span></text:h>
      <text:h text:style-name="Heading_20_4" text:outline-level="4"><text:span text:style-name="Strong_20_Emphasis"><text:span text:style-name="T1">Spectre (DEX-WIS)</text:span></text:span></text:h>
      <text:list text:style-name="L11">
        <text:list-item>
          <text:p text:style-name="P29"><text:span text:style-name="Strong_20_Emphasis"><text:span text:style-name="T1">Coup De Grâce</text:span></text:span><text:span text:style-name="T1"> – </text:span><text:span text:style-name="Strong_20_Emphasis"><text:span text:style-name="T1">Deals 3×DEX damage and bypasses 50% of target’s physical resistance</text:span></text:span><text:span text:style-name="T1">. </text:span><text:span text:style-name="Emphasis"><text:span text:style-name="T1">(Cooldown: 5)</text:span></text:span><text:span text:style-name="T1"> </text:span></text:p>
        </text:list-item>
        <text:list-item>
          <text:p text:style-name="P30"><text:span text:style-name="Strong_20_Emphasis"><text:span text:style-name="T1">Ethereal Veil</text:span></text:span><text:span text:style-name="T1"> – </text:span><text:span text:style-name="Strong_20_Emphasis"><text:span text:style-name="T1">Grants a barrier that nullifies 1 instance of damage. Barrier lasts indefinitely and stacks</text:span></text:span><text:span text:style-name="T1">. </text:span><text:span text:style-name="Emphasis"><text:span text:style-name="T1">(Cooldown: 3)</text:span></text:span><text:span text:style-name="T1"> </text:span></text:p>
        </text:list-item>
      </text:list>
      <text:h text:style-name="Heading_20_3" text:outline-level="3"><text:span text:style-name="Strong_20_Emphasis"><text:span text:style-name="T1">🔮 INT Units</text:span></text:span></text:h>
      <text:h text:style-name="Heading_20_4" text:outline-level="4"><text:span text:style-name="Strong_20_Emphasis"><text:span text:style-name="T1">Lich (INT-WIS)</text:span></text:span></text:h>
      <text:p text:style-name="Text_20_body"><text:span text:style-name="Strong_20_Emphasis"><text:span text:style-name="T1">(Innate 20% Lifesteal)</text:span></text:span></text:p>
      <text:list text:style-name="L12">
        <text:list-item>
          <text:p text:style-name="P31"><text:span text:style-name="Strong_20_Emphasis"><text:span text:style-name="T1">Soul Drain</text:span></text:span><text:span text:style-name="T1"> – </text:span><text:span text:style-name="Strong_20_Emphasis"><text:span text:style-name="T1">Deals 2×INT damage + 20% of target’s current HP</text:span></text:span><text:span text:style-name="T1">. </text:span><text:span text:style-name="Emphasis"><text:span text:style-name="T1">(Cooldown: 5)</text:span></text:span><text:span text:style-name="T1"> </text:span></text:p>
        </text:list-item>
        <text:list-item>
          <text:p text:style-name="P32"><text:span text:style-name="Strong_20_Emphasis"><text:span text:style-name="T1">Arcane Flame</text:span></text:span><text:span text:style-name="T1"> – </text:span><text:span text:style-name="Strong_20_Emphasis"><text:span text:style-name="T1">Deals 2×INT damage and inflicts Manaburn</text:span></text:span><text:span text:style-name="T1">. </text:span><text:span text:style-name="Emphasis"><text:span text:style-name="T1">(Cooldown: 5)</text:span></text:span><text:span text:style-name="T1"> </text:span></text:p>
        </text:list-item>
      </text:list>
      <text:h text:style-name="Heading_20_3" text:outline-level="3"><text:span text:style-name="Strong_20_Emphasis"><text:span text:style-name="T1">🛡️ WIS Units</text:span></text:span></text:h>
      <text:h text:style-name="Heading_20_4" text:outline-level="4"><text:span text:style-name="Strong_20_Emphasis"><text:span text:style-name="T1">Ghoul Master (WIS-STR)</text:span></text:span></text:h>
      <text:list text:style-name="L13">
        <text:list-item>
          <text:p text:style-name="P33"><text:span text:style-name="Strong_20_Emphasis"><text:span text:style-name="T1">Withering Strike</text:span></text:span><text:span text:style-name="T1"> – </text:span><text:span text:style-name="Strong_20_Emphasis"><text:span text:style-name="T1">Deals 3×WIS damage and inflicts Withering</text:span></text:span><text:span text:style-name="T1">. </text:span><text:span text:style-name="Emphasis"><text:span text:style-name="T1">(Cooldown: 5)</text:span></text:span><text:span text:style-name="T1"> </text:span></text:p>
        </text:list-item>
        <text:list-item>
          <text:p text:style-name="P34"><text:span text:style-name="Strong_20_Emphasis"><text:span text:style-name="T1">Decay Touch</text:span></text:span><text:span text:style-name="T1"> – </text:span><text:span text:style-name="Strong_20_Emphasis"><text:span text:style-name="T1">Deals 2×WIS damage and reduces target’s healing received by 50% for 3 turns</text:span></text:span><text:span text:style-name="T1">. </text:span><text:span text:style-name="Emphasis"><text:span text:style-name="T1">(Cooldown: 3)</text:span></text:span><text:span text:style-name="T1"> </text:span></text:p>
        </text:list-item>
      </text:list>
      <text:h text:style-name="Heading_20_3" text:outline-level="3"><text:bookmark-start text:name="__DdeLink__3_2473633305"/><text:span text:style-name="Strong_20_Emphasis"><text:span text:style-name="T1">💪 </text:span></text:span><text:bookmark-end text:name="__DdeLink__3_2473633305"/><text:span text:style-name="Strong_20_Emphasis"><text:span text:style-name="T1">CON Units</text:span></text:span></text:h>
      <text:h text:style-name="P1" text:outline-level="4"><text:span text:style-name="Strong_20_Emphasis"><text:span text:style-name="T1">Abomination (CON-STR)</text:span></text:span></text:h>
      <text:p text:style-name="P35"><text:span text:style-name="Strong_20_Emphasis"><text:span text:style-name="T1">(Innate 25% Lifesteal)</text:span></text:span></text:p>
      <text:list text:style-name="L14">
        <text:list-item>
          <text:p text:style-name="P36"><text:span text:style-name="Strong_20_Emphasis"><text:span text:style-name="T1">Bloodletting Strike</text:span></text:span><text:span text:style-name="T1"> – </text:span><text:span text:style-name="Strong_20_Emphasis"><text:span text:style-name="T1">Deals 3×CON damage and inflicts Bleeding</text:span></text:span><text:span text:style-name="T1">. </text:span><text:span text:style-name="Emphasis"><text:span text:style-name="T1">(Cooldown: 5)</text:span></text:span><text:span text:style-name="T1"> </text:span></text:p>
        </text:list-item>
        <text:list-item>
          <text:p text:style-name="P37"><text:span text:style-name="Strong_20_Emphasis"><text:span text:style-name="T1">Executioner’s Wrath – Deals 2×CON damage + 35% of the target’s missing HP. </text:span></text:span><text:span text:style-name="Emphasis"><text:span text:style-name="T1">(Cooldown: 3)</text:span></text:span></text:p>
        </text:list-item>
      </text:list>
      <text:h text:style-name="P13" text:outline-level="1"><text:span text:style-name="Strong_20_Emphasis"><text:span text:style-name="T1">💀 </text:span></text:span><text:span text:style-name="Strong_20_Emphasis"><text:span text:style-name="T13">Sepulchral Order</text:span></text:span><text:span text:style-name="Strong_20_Emphasis"><text:span text:style-name="T3"> -</text:span></text:span><text:span text:style-name="Strong_20_Emphasis"><text:span text:style-name="T1"> </text:span></text:span><text:span text:style-name="Strong_20_Emphasis"><text:span text:style-name="T2">Basic</text:span></text:span><text:span text:style-name="Strong_20_Emphasis"><text:span text:style-name="T1"> Units &amp; Abilities</text:span></text:span></text:h>
      <text:h text:style-name="P14" text:outline-level="3"><text:span text:style-name="Strong_20_Emphasis"><text:span text:style-name="T1">⚔️ STR Units</text:span></text:span></text:h>
      <text:h text:style-name="P15" text:outline-level="4"><text:span text:style-name="Strong_20_Emphasis"><text:span text:style-name="T1">Fallen Angel (STR-WIS)</text:span></text:span></text:h>
      <text:list text:style-name="L15">
        <text:list-item>
          <text:p text:style-name="P38"><text:span text:style-name="Strong_20_Emphasis"><text:span text:style-name="T1">Wings of Wrath</text:span></text:span><text:span text:style-name="T1"> – </text:span><text:span text:style-name="Strong_20_Emphasis"><text:span text:style-name="T1">Increases STR by 5</text:span></text:span><text:span text:style-name="T1"> for </text:span><text:span text:style-name="Strong_20_Emphasis"><text:span text:style-name="T1">3 turns</text:span></text:span><text:span text:style-name="T1">. </text:span><text:span text:style-name="Emphasis"><text:span text:style-name="T1">(Cooldown: 5)</text:span></text:span><text:span text:style-name="T1"> </text:span></text:p>
        </text:list-item>
        <text:list-item>
          <text:p text:style-name="P39"><text:span text:style-name="Strong_20_Emphasis"><text:span text:style-name="T1">Crushing Blow</text:span></text:span><text:span text:style-name="T1"> – </text:span><text:span text:style-name="Strong_20_Emphasis"><text:span text:style-name="T1">Deals 3×STR damage and inflicts Bleeding</text:span></text:span><text:span text:style-name="T1">. </text:span><text:span text:style-name="Emphasis"><text:span text:style-name="T1">(Cooldown: 5)</text:span></text:span><text:span text:style-name="T1"> </text:span></text:p>
        </text:list-item>
      </text:list>
      <text:h text:style-name="P14" text:outline-level="3"><text:span text:style-name="Strong_20_Emphasis"><text:span text:style-name="T1">🏹 DEX Units</text:span></text:span></text:h>
      <text:h text:style-name="P15" text:outline-level="4"><text:span text:style-name="Strong_20_Emphasis"><text:span text:style-name="T1">Vampire Lord (DEX-STR)</text:span></text:span></text:h>
      <text:p text:style-name="P40"><text:span text:style-name="Strong_20_Emphasis"><text:span text:style-name="T1">(Innate 25% Lifesteal)</text:span></text:span></text:p>
      <text:list text:style-name="L16">
        <text:list-item>
          <text:p text:style-name="P41"><text:span text:style-name="Strong_20_Emphasis"><text:span text:style-name="T1">Life Reaver</text:span></text:span><text:span text:style-name="T1"> – </text:span><text:span text:style-name="Strong_20_Emphasis"><text:span text:style-name="T1">Deals </text:span></text:span><text:span text:style-name="Strong_20_Emphasis"><text:span text:style-name="T14">2*DEX </text:span></text:span><text:span text:style-name="Strong_20_Emphasis"><text:span text:style-name="T1">attack damage + 10% of target’s current HP</text:span></text:span><text:span text:style-name="T1"> and </text:span><text:span text:style-name="Strong_20_Emphasis"><text:span text:style-name="T1">bypasses 50% armor</text:span></text:span><text:span text:style-name="T1">. </text:span><text:span text:style-name="Emphasis"><text:span text:style-name="T1">(Cooldown: 2)</text:span></text:span><text:span text:style-name="T1"> </text:span></text:p>
        </text:list-item>
        <text:list-item>
          <text:p text:style-name="P42"><text:span text:style-name="Strong_20_Emphasis"><text:span text:style-name="T1">Assassination Strike</text:span></text:span><text:span text:style-name="T1"> – </text:span><text:span text:style-name="Strong_20_Emphasis"><text:span text:style-name="T1">Deals 2×DEX damage and inflicts Poison</text:span></text:span><text:span text:style-name="T1">. </text:span><text:span text:style-name="Emphasis"><text:span text:style-name="T1">(Cooldown: 5)</text:span></text:span><text:span text:style-name="T1"> </text:span></text:p>
        </text:list-item>
      </text:list>
      <text:h text:style-name="P14" text:outline-level="3"><text:span text:style-name="Strong_20_Emphasis"><text:span text:style-name="T1">🔮 INT Units</text:span></text:span></text:h>
      <text:h text:style-name="P15" text:outline-level="4"><text:span text:style-name="Strong_20_Emphasis"><text:span text:style-name="T1">Lich (INT-WIS)</text:span></text:span></text:h>
      <text:p text:style-name="P40"><text:span text:style-name="Strong_20_Emphasis"><text:span text:style-name="T1">(Innate 20% Lifesteal)</text:span></text:span></text:p>
      <text:list text:style-name="L17">
        <text:list-item>
          <text:p text:style-name="P43"><text:span text:style-name="Strong_20_Emphasis"><text:span text:style-name="T1">Soul Drain</text:span></text:span><text:span text:style-name="T1"> – </text:span><text:span text:style-name="Strong_20_Emphasis"><text:span text:style-name="T1">Deals 2×INT damage + 20% of target’s current HP</text:span></text:span><text:span text:style-name="T1">. </text:span><text:span text:style-name="Emphasis"><text:span text:style-name="T1">(Cooldown: 5)</text:span></text:span><text:span text:style-name="T1"> </text:span></text:p>
        </text:list-item>
        <text:list-item>
          <text:p text:style-name="P44"><text:span text:style-name="Strong_20_Emphasis"><text:span text:style-name="T1">Arcane Flame</text:span></text:span><text:span text:style-name="T1"> – </text:span><text:span text:style-name="Strong_20_Emphasis"><text:span text:style-name="T1">Deals 2×INT damage and inflicts Manaburn</text:span></text:span><text:span text:style-name="T1">. </text:span><text:span text:style-name="Emphasis"><text:span text:style-name="T1">(Cooldown: 5)</text:span></text:span><text:span text:style-name="T1"> </text:span></text:p>
        </text:list-item>
      </text:list>
      <text:h text:style-name="P14" text:outline-level="3"><text:span text:style-name="Strong_20_Emphasis"><text:span text:style-name="T1">🛡️ WIS Units</text:span></text:span></text:h>
      <text:h text:style-name="P15" text:outline-level="4"><text:span text:style-name="Strong_20_Emphasis"><text:span text:style-name="T1">Ghoul Master (WIS-STR)</text:span></text:span></text:h>
      <text:list text:style-name="L18">
        <text:list-item>
          <text:p text:style-name="P45"><text:span text:style-name="Strong_20_Emphasis"><text:span text:style-name="T1">Withering Strike</text:span></text:span><text:span text:style-name="T1"> – </text:span><text:span text:style-name="Strong_20_Emphasis"><text:span text:style-name="T1">Deals 3×WIS damage and inflicts Withering</text:span></text:span><text:span text:style-name="T1">. </text:span><text:span text:style-name="Emphasis"><text:span text:style-name="T1">(Cooldown: 5)</text:span></text:span><text:span text:style-name="T1"> </text:span></text:p>
        </text:list-item>
        <text:list-item>
          <text:p text:style-name="P46"><text:span text:style-name="Strong_20_Emphasis"><text:span text:style-name="T1">Decay Touch</text:span></text:span><text:span text:style-name="T1"> – </text:span><text:span text:style-name="Strong_20_Emphasis"><text:span text:style-name="T1">Deals 2×WIS damage and reduces target’s healing received by 50% for 3 turns</text:span></text:span><text:span text:style-name="T1">. </text:span><text:span text:style-name="Emphasis"><text:span text:style-name="T1">(Cooldown: 3)</text:span></text:span><text:span text:style-name="T1"> </text:span></text:p>
        </text:list-item>
      </text:list>
      <text:h text:style-name="P14" text:outline-level="3"><text:bookmark-start text:name="__DdeLink__3_2473633305 Copy 1"/><text:span text:style-name="Strong_20_Emphasis"><text:span text:style-name="T1">💪 </text:span></text:span><text:bookmark-end text:name="__DdeLink__3_2473633305 Copy 1"/><text:span text:style-name="Strong_20_Emphasis"><text:span text:style-name="T1">CON Units</text:span></text:span></text:h>
      <text:h text:style-name="P1" text:outline-level="4"><text:span text:style-name="Strong_20_Emphasis"><text:span text:style-name="T1">Flesh Golem (CON-STR)</text:span></text:span></text:h>
      <text:list text:style-name="L19">
        <text:list-item>
          <text:p text:style-name="P47"><text:span text:style-name="Strong_20_Emphasis"><text:span text:style-name="T1">Devour Essence</text:span></text:span><text:span text:style-name="T1"> – </text:span><text:span text:style-name="Strong_20_Emphasis"><text:span text:style-name="T1">Deals 3×CON damage and an additional 25% of target’s current HP</text:span></text:span><text:span text:style-name="T1">. </text:span><text:span text:style-name="Emphasis"><text:span text:style-name="T1">(Cooldown: 5)</text:span></text:span><text:span text:style-name="T1"> </text:span></text:p>
        </text:list-item>
        <text:list-item>
          <text:p text:style-name="P48"><text:span text:style-name="Strong_20_Emphasis"><text:span text:style-name="T1">Charge – Stuns target for 1 turn, deals normal attack damage, and inflicts Hemorrhage. </text:span></text:span><text:span text:style-name="Emphasis"><text:span text:style-name="T1">(Cooldown: 5)</text:span></text:span><text:span text:style-name="Strong_20_Emphasis"><text:span text:style-name="T1"> 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0T19:22:36.147411153</meta:creation-date>
    <dc:date>2025-06-26T18:56:54.809181613</dc:date>
    <meta:editing-duration>PT45M46S</meta:editing-duration>
    <meta:editing-cycles>9</meta:editing-cycles>
    <meta:generator>LibreOffice/25.2.4.3$Linux_X86_64 LibreOffice_project/520$Build-3</meta:generator>
    <meta:document-statistic meta:table-count="0" meta:image-count="0" meta:object-count="0" meta:page-count="4" meta:paragraph-count="88" meta:word-count="759" meta:character-count="4539" meta:non-whitespace-character-count="3827"/>
  </office:meta>
</office:document-meta>
</file>